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2B7FE01B15F0F5C4BF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Text_20_body">
      <style:text-properties officeooo:rsid="001b810d" officeooo:paragraph-rsid="001b810d"/>
    </style:style>
    <style:style style:name="P3" style:family="paragraph" style:parent-style-name="Text_20_body" style:list-style-name="L1">
      <style:text-properties officeooo:rsid="001b810d" officeooo:paragraph-rsid="001b810d"/>
    </style:style>
    <style:style style:name="P4" style:family="paragraph" style:parent-style-name="Text_20_body" style:list-style-name="L2">
      <style:text-properties officeooo:rsid="001b810d" officeooo:paragraph-rsid="001b810d"/>
    </style:style>
    <style:style style:name="P5" style:family="paragraph" style:parent-style-name="Contents_20_Heading" style:master-page-name="Standard">
      <style:paragraph-properties style:page-number="1" fo:break-before="page"/>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2">
      <style:paragraph-properties>
        <style:tab-stops>
          <style:tab-stop style:position="6.4965in" style:type="right" style:leader-style="dotted" style:leader-text="."/>
        </style:tab-stops>
      </style:paragraph-properties>
    </style:style>
    <style:style style:name="P8" style:family="paragraph" style:parent-style-name="Heading_20_1" style:list-style-name=""/>
    <style:style style:name="P9" style:family="paragraph" style:parent-style-name="Heading_20_1">
      <style:paragraph-properties fo:break-before="pag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2"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iskan dokumentaatio<text:line-break/><text:date style:data-style-name="N10122" text:date-value="2017-03-09T14:03:48.190544829">9.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Sisällys</text:p>
          </text:index-title>
          <text:p text:style-name="P6"><text:a xlink:type="simple" xlink:href="#__RefHeading___Toc114_700232704" text:style-name="Index_20_Link" text:visited-style-name="Index_20_Link">Johdanto<text:tab/>1</text:a></text:p>
          <text:p text:style-name="P6"><text:a xlink:type="simple" xlink:href="#__RefHeading___Toc116_700232704" text:style-name="Index_20_Link" text:visited-style-name="Index_20_Link">Yleiskuva järjestelmästä<text:tab/>1</text:a></text:p>
          <text:p text:style-name="P7"><text:a xlink:type="simple" xlink:href="#__RefHeading___Toc118_700232704" text:style-name="Index_20_Link" text:visited-style-name="Index_20_Link">Käyttötapaukset<text:tab/>1</text:a></text:p>
        </text:index-body>
      </text:table-of-content>
      <text:p text:style-name="Text_20_body"/>
      <text:h text:style-name="P8" text:outline-level="1"/>
      <text:h text:style-name="P9" text:outline-level="1"><text:bookmark-start text:name="__RefHeading___Toc114_700232704"/>Johdanto<text:bookmark-end text:name="__RefHeading___Toc114_700232704"/></text:h>
      <text:p text:style-name="P2">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Heading_20_2" text:outline-level="2"><text:bookmark-start text:name="__RefHeading___Toc118_700232704"/>Käyttötapaukset<text:bookmark-end text:name="__RefHeading___Toc118_700232704"/></text:h>
      <text:p text:style-name="P2">Järjestelmään voidaan laatia äänestyksiä, joiden kesto on rajoitettu. Äänestys voi olla anonyymi tai vaatia rekisteröitymisen. Sama äänestäjä ei saisi äänestää tietyssä äänestyksessä useampaan kertaan. </text:p>
      <text:p text:style-name="P2">Äänestyksessä näytetään vähintään vaihtoehdot ja laatijan valinnan mukaan myös lisätietoja.</text:p>
      <text:p text:style-name="P2">Äänestystilanteessa näytetään laatijan tekemän määrityksen mukaan jokin seuraavista:</text:p>
      <text:list xml:id="list2530782682089038471" text:style-name="L1">
        <text:list-item>
          <text:p text:style-name="P3">nykyinen kärki,</text:p>
        </text:list-item>
        <text:list-item>
          <text:p text:style-name="P3">kaikkien ehdokkaiden äänimäärät tai</text:p>
        </text:list-item>
        <text:list-item>
          <text:p text:style-name="P3">ei mitään tietoa äänestyksen kulusta.</text:p>
        </text:list-item>
      </text:list>
      <text:p text:style-name="P2">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2">Toimintoja:</text:p>
      <text:list xml:id="list6081330553303077085" text:style-name="L2">
        <text:list-item>
          <text:p text:style-name="P4">Anonyymiäänestys</text:p>
        </text:list-item>
        <text:list-item>
          <text:p text:style-name="P4">Identifioitu äänestys, kirjautuminen</text:p>
        </text:list-item>
        <text:list-item>
          <text:p text:style-name="P4">Äänestyksen luominen, muuttaminen ja poistaminen</text:p>
        </text:list-item>
        <text:list-item>
          <text:p text:style-name="P4">Tulokset</text:p>
        </text:list-item>
        <text:list-item>
          <text:p text:style-name="P4">Aktiviteettiraportointi</text:p>
        </text:list-item>
        <text:list-item>
          <text:p text:style-name="P4">Rekisteröityneiden käyttäjien tietojen muuttaminen ja poisto</text:p>
        </text:list-item>
      </text:list>
      <text:p text:style-name="Illustration"><draw:frame draw:style-name="fr1" draw:name="Image1" text:anchor-type="paragraph" svg:width="6.6929in" svg:height="4.0799in" draw:z-index="0"><draw:image xlink:href="Pictures/1000020100000474000002B7FE01B15F0F5C4BF3.png" xlink:type="simple" xlink:show="embed" xlink:actuate="onLoad"/></draw:frame><text:soft-page-break/>Käyttötapauskaav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09T14:03:48.150375000</dc:date>
    <dc:creator>Riku Kalinen</dc:creator>
    <meta:editing-duration>PT2M5S</meta:editing-duration>
    <meta:editing-cycles>2</meta:editing-cycles>
    <meta:generator>LibreOffice/5.1.4.2$MacOSX_X86_64 LibreOffice_project/f99d75f39f1c57ebdd7ffc5f42867c12031db97a</meta:generator>
    <meta:document-statistic meta:table-count="0" meta:image-count="1" meta:object-count="0" meta:page-count="5" meta:paragraph-count="24" meta:word-count="139" meta:character-count="1209" meta:non-whitespace-character-count="1102"/>
  </office:meta>
</office:document-meta>
</file>